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2f6b" officeooo:paragraph-rsid="00012f6b"/>
    </style:style>
    <style:style style:name="P2" style:family="paragraph" style:parent-style-name="Standard">
      <style:text-properties fo:font-variant="normal" fo:text-transform="none" fo:color="#222222" style:font-name="Open Sans" fo:font-size="12pt" fo:letter-spacing="normal" fo:font-style="normal" fo:font-weight="normal" officeooo:rsid="00012f6b" officeooo:paragraph-rsid="00012f6b"/>
    </style:style>
    <style:style style:name="P3" style:family="paragraph" style:parent-style-name="Standard">
      <style:text-properties fo:font-variant="normal" fo:text-transform="none" fo:color="#222222" style:font-name="Open Sans" fo:font-size="12pt" fo:letter-spacing="normal" fo:font-style="normal" fo:font-weight="normal" officeooo:rsid="0002c9f1" officeooo:paragraph-rsid="0002c9f1"/>
    </style:style>
    <style:style style:name="P4" style:family="paragraph" style:parent-style-name="Standard">
      <style:text-properties fo:font-variant="normal" fo:text-transform="none" fo:color="#222222" style:font-name="Open Sans" fo:font-size="12pt" fo:letter-spacing="normal" fo:font-style="normal" fo:font-weight="normal" officeooo:rsid="000722c4" officeooo:paragraph-rsid="000722c4"/>
    </style:style>
    <style:style style:name="P5" style:family="paragraph" style:parent-style-name="Standard">
      <style:text-properties fo:font-variant="normal" fo:text-transform="none" fo:color="#222222" style:font-name="Open Sans" fo:font-size="12pt" fo:letter-spacing="normal" fo:font-style="normal" fo:font-weight="normal" officeooo:rsid="00085257" officeooo:paragraph-rsid="00085257"/>
    </style:style>
    <style:style style:name="P6" style:family="paragraph" style:parent-style-name="Standard">
      <style:text-properties fo:font-variant="normal" fo:text-transform="none" fo:color="#313131" style:font-name="Open Sans" fo:font-size="12pt" fo:letter-spacing="normal" fo:font-style="normal" fo:font-weight="normal" officeooo:rsid="0002c9f1" officeooo:paragraph-rsid="0002c9f1"/>
    </style:style>
    <style:style style:name="P7" style:family="paragraph" style:parent-style-name="Text_20_body">
      <style:text-properties fo:color="#000000"/>
    </style:style>
    <style:style style:name="P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5e5e5e" style:font-name="Open Sans" fo:letter-spacing="normal" fo:font-style="normal" fo:font-weight="normal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5e5e5e" style:font-name="Open Sans" fo:font-size="9pt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313131" style:font-name="Open Sans" fo:font-size="12pt" fo:letter-spacing="normal" fo:font-style="normal" fo:font-weight="normal" loext:padding="0cm" loext:border="none"/>
    </style:style>
    <style:style style:name="P11" style:family="paragraph" style:parent-style-name="Text_20_body">
      <style:paragraph-properties fo:margin-left="0cm" fo:margin-right="0cm" fo:margin-top="0.529cm" fo:margin-bottom="0.529cm" loext:contextual-spacing="false" fo:text-align="start" style:justify-single-word="false" fo:orphans="2" fo:widows="2" fo:text-indent="0cm" style:auto-text-indent="false"/>
      <style:text-properties fo:font-variant="normal" fo:text-transform="none" fo:color="#313131" style:font-name="Open Sans" fo:font-size="12pt" fo:letter-spacing="normal" fo:font-style="normal" fo:font-weight="normal" loext:padding="0cm" loext:border="none"/>
    </style:style>
    <style:style style:name="P12" style:family="paragraph" style:parent-style-name="Heading_20_3">
      <style:text-properties fo:font-variant="normal" fo:text-transform="none" fo:color="#474747" style:font-name="Open Sans" fo:letter-spacing="normal" fo:font-style="normal" fo:font-weight="normal"/>
    </style:style>
    <style:style style:name="P13" style:family="paragraph" style:parent-style-name="Heading_20_3">
      <style:text-properties fo:font-variant="normal" fo:text-transform="none" fo:color="#474747" style:font-name="Open Sans" fo:letter-spacing="normal" fo:font-style="normal" fo:font-weight="normal" officeooo:rsid="00012f6b" officeooo:paragraph-rsid="00012f6b"/>
    </style:style>
    <style:style style:name="P14" style:family="paragraph" style:parent-style-name="Heading_20_3">
      <style:text-properties fo:font-variant="normal" fo:text-transform="none" fo:color="#474747" style:font-name="Open Sans" fo:font-size="12pt" fo:letter-spacing="normal" fo:font-style="normal" fo:font-weight="normal" officeooo:rsid="0002c9f1" officeooo:paragraph-rsid="0002c9f1"/>
    </style:style>
    <style:style style:name="P15" style:family="paragraph" style:parent-style-name="Heading_20_3">
      <style:text-properties fo:font-variant="normal" fo:text-transform="none" fo:color="#474747" style:font-name="Open Sans" fo:font-size="12pt" fo:letter-spacing="normal" fo:font-style="normal" fo:font-weight="normal" officeooo:rsid="000722c4" officeooo:paragraph-rsid="000722c4"/>
    </style:style>
    <style:style style:name="T1" style:family="text">
      <style:text-properties officeooo:rsid="000432c4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3"><text:bookmark text:name="9f75f1fbfe8c48eaa1680487c7594f2a-problem-title"/>1.1.2.1 Задание 1</text:h>
      <text:section text:style-name="Sect1" text:name="block-v1:SkillFactory+SQL-Course-1+27_JUN+type@problem+block@9f75f1fbfe8c48eaa1680487c7594f2a-problem-progress">
        <text:p text:style-name="P8">1/1 point (graded)</text:p>
      </text:section>
      <text:section text:style-name="Sect1" text:name="inputtype_9f75f1fbfe8c48eaa1680487c7594f2a_2_1">
        <text:p text:style-name="P9"><text:bookmark text:name="description_9f75f1fbfe8c48eaa1680487c7594f2a_1_1"/>Верных ответов может быть несколько. Внимание! Чтобы Metabase не округлял результат, после ввода запроса нажмите на шестеренку в левом углу (настройки) и поставьте максимальное количество знаков после запятой 3.</text:p>
      </text:section>
      <text:p text:style-name="P1">Какая шестеренка в левом углу?</text:p>
      <text:p text:style-name="P1"/>
      <text:h text:style-name="P13" text:outline-level="3"><text:bookmark text:name="e0868954fa0e4499965be1795200d117-problem-title"/>1.1.4.4 Тест на закрепление знаний</text:h>
      <text:p text:style-name="P2"><text:span text:style-name="T1">3. </text:span>С помощью какого оператора можно проверить равенство столбцов с одинаковым типом данных?</text:p>
      <text:p text:style-name="P2"/>
      <text:p text:style-name="P3">Почему != и = ? <text:s/>!= - это знак неравенства</text:p>
      <text:p text:style-name="P3"/>
      <text:p text:style-name="P3"><text:span text:style-name="T1">4. </text:span>С помощью какого запроса можно получить столбец, содержащий в себе ответ на вопрос: book_id больше, чем book_average_rating, либо меньше? (Проверьте себя в Metabase.)</text:p>
      <text:p text:style-name="P3"/>
      <text:p text:style-name="P3">Я бы переформулировала вопрос. Здесь не понятно, что имеется в виду. </text:p>
      <text:p text:style-name="P3"/>
      <text:p text:style-name="P6">select book_id != book_average_rating from books; <draw:frame draw:style-name="fr1" draw:name="Врезка1" text:anchor-type="char" svg:width="0.041cm" draw:z-index="0"><draw:text-box fo:min-height="0.041cm"><text:p text:style-name="P7">верно</text:p></draw:text-box></draw:frame><text:bookmark text:name="status_e0868954fa0e4499965be1795200d117_5_1"/></text:p>
      <text:p text:style-name="P3"/>
      <text:h text:style-name="P14" text:outline-level="3"><text:bookmark text:name="f6a43fb38aff458d82a90cade2989280-problem-title"/>1.1.7.3 Задание 3</text:h>
      <text:section text:style-name="Sect1" text:name="block-v1:SkillFactory+SQL-Course-1+27_JUN+type@problem+block@f6a43fb38aff458d82a90cade2989280-problem-progress">
        <text:p text:style-name="P8">1/1 point (graded)</text:p>
      </text:section>
      <text:p text:style-name="P10">Напишите запрос, который среди книг с author_rating = 'Intermediate' выводит названия книг из топа по рейтингу книги с 20 по 47 место.</text:p>
      <text:p text:style-name="P4">select book_name</text:p>
      <text:p text:style-name="P4">from books</text:p>
      <text:p text:style-name="P4">where author_rating = 'Intermediate'</text:p>
      <text:p text:style-name="P4">order by book_average_rating desc</text:p>
      <text:p text:style-name="P4">offset 19 limit 28</text:p>
      <text:p text:style-name="P4">limit отсчитывает количество строк после указанной в offset строки. Нужно изменить число в условие limit, сейчас выводится больше строк, чем нужно</text:p>
      <text:p text:style-name="P4"/>
      <text:h text:style-name="P15" text:outline-level="3"><text:bookmark text:name="93eec3c18c3f4b8aba3e366711cd558b-problem-title"/>1.2.3.5 Задание 5</text:h>
      <text:section text:style-name="Sect1" text:name="block-v1:SkillFactory+SQL-Course-1+27_JUN+type@problem+block@93eec3c18c3f4b8aba3e366711cd558b-problem-progress">
        <text:p text:style-name="P8">1/1 point (graded)</text:p>
      </text:section>
      <text:p text:style-name="P10">Напишите запрос, который для каждого автора книг, опубликованных после 1930 года, подсчитывает количество издательств, в которых публиковались книги, сумму количества всех оценок таких книг, их средний рейтинг, минимальный и максимальный год публикации. Выведите только таких авторов, которые публиковались хотя бы в 2 издательствах и опубликовали хотя бы одну книгу после 1950 года.</text:p>
      <text:p text:style-name="P11"><text:soft-page-break/>Необходимые колонки: author, publishers_count, ratings_sum, book_average_rating, first_publish_year, last_publish_year, сортировка по author по возрастанию.</text:p>
      <text:p text:style-name="P5">select author, count(distinct publisher) as publishers_count, sum(book_ratings_count) as ratings_sum, </text:p>
      <text:p text:style-name="P5">avg(book_average_rating) as book_average_rating, min(publishing_year) as first_publish_year, max(publishing_year) as last_publish_year</text:p>
      <text:p text:style-name="P5">from books</text:p>
      <text:p text:style-name="P5">where publishing_year &gt; 1930</text:p>
      <text:p text:style-name="P5">group by author</text:p>
      <text:p text:style-name="P5">having count(distinct publisher) &gt;= 2 and max(publishing_year) &gt; 1950</text:p>
      <text:p text:style-name="P5">order by author as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2T11:33:00.827141803</meta:creation-date>
    <dc:date>2019-07-22T17:43:24.570418887</dc:date>
    <meta:editing-duration>PT2H19M52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2" meta:paragraph-count="31" meta:word-count="286" meta:character-count="2115" meta:non-whitespace-character-count="1856"/>
  </office:meta>
</office:document-meta>
</file>